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1">
      <style:paragraph-properties fo:text-align="justify" style:justify-single-word="false"/>
    </style:style>
    <style:style style:name="P3" style:family="paragraph" style:parent-style-name="Standard" style:list-style-name="L1">
      <style:paragraph-properties fo:text-align="justify" style:justify-single-word="false"/>
    </style:style>
    <style:style style:name="P4" style:family="paragraph" style:parent-style-name="Standard" style:list-style-name="L1"/>
    <style:style style:name="P5" style:family="paragraph" style:parent-style-name="Standard" style:list-style-name="L1">
      <style:paragraph-properties fo:text-align="justify" style:justify-single-word="false"/>
    </style:style>
    <style:style style:name="P6" style:family="paragraph" style:parent-style-name="Standard" style:list-style-name="L1"/>
    <style:style style:name="T1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Fol</text:p>
      <text:p text:style-name="Standard"/>
      <text:p text:style-name="Standard">Cuestiones Tema 2</text:p>
      <text:p text:style-name="Standard">Fecha máxima: La siguiente semana</text:p>
      <text:p text:style-name="Standard"/>
      <text:list xml:id="list3905116267" text:style-name="L1">
        <text:list-item>
          <text:p text:style-name="P2">Pablo Rodríguez finalizo sus estudios <text:s/>de la ESO en junio de 2019. Una empresa quiere contratarle en noviembre de 2019 para f<text:span text:style-name="T1">ormarle como ayudante de oficina </text:span>dedicando a la <text:span text:style-name="T1">formación teórica</text:span> del trabajador el <text:span text:style-name="T1">40% </text:span>de la <text:span text:style-name="T1">jornada</text:span> y el <text:span text:style-name="T1">60%</text:span> a <text:span text:style-name="T1">trabajo efectivo </text:span></text:p>
          <text:list>
            <text:list-item>
              <text:p text:style-name="P2">Indica la duración mínima y máxima <text:s/>de este contrato. </text:p>
              <text:p text:style-name="P2">Al ser un contrato para la formación , como mínimo debe de durar (Hasta Abril del 2020) 6 meses y como máximo (Noviembre del 2021) 2 años. Por convenio colectivo se puede ampliar la duración máxima a <text:s/>(Noviembre del 2022) 3 años. En el caso de que Pablo Rodríguez sea minusválidos el tiempo máximo sería (Noviembre de 2013) de 4 años.</text:p>
            </text:list-item>
            <text:list-item>
              <text:p text:style-name="P1">Si el SMI para 2019 es de 900,00 €/mes, indica cual será la cantidad mínima que debe de cobrar Pablo.</text:p>
              <text:p text:style-name="P1">Cantidad mínima a cobrar = 60% (900,00 €/mes)= 540,00 €/Mes</text:p>
            </text:list-item>
            <text:list-item>
              <text:p text:style-name="P1">Si el contrato se celebrase con una duración inicial de un año , ¿podría ser prorrogado? ¿Cuántas veces y con que duración?</text:p>
              <text:p text:style-name="P1">Si se podría prorrogar </text:p>
            </text:list-item>
          </text:list>
        </text:list-item>
        <text:list-item>
          <text:p text:style-name="P1">Rosana García finalizó sus estudios de Técnico superior en Desarrollo de Aplicaciones Informáticas Multiplataforma en Junio de 2019 y es contratada en practicas como programadora por GETRONICS en julio de 2019</text:p>
          <text:list>
            <text:list-item>
              <text:p text:style-name="P1">Indica la duración mínima y máxima de este contrato.</text:p>
            </text:list-item>
            <text:list-item>
              <text:p text:style-name="P1">Si el SMI para 2019 es de 900,00 €/mes y el salario para los programadores según convenio es de 1257,00 €/mes. Indica ¿Cuál será la cantidad mínima que debe cobrar Ana durante 2019?.</text:p>
            </text:list-item>
            <text:list-item>
              <text:p text:style-name="P1">Si se realiza con una duración inferior a la máxima ¿Cuántas prorrogas podría pactarse?, ¿Cuál sería su duración?</text:p>
            </text:list-item>
            <text:list-item>
              <text:p text:style-name="P1">Indica el periodo de pruebas que podría pactar</text:p>
            </text:list-item>
          </text:list>
        </text:list-item>
        <text:list-item>
          <text:p text:style-name="P1">Un trabajador</text:p>
        </text:list-item>
        <text:list-item>
          <text:p text:style-name="P1">Alicia va</text:p>
        </text:list-item>
        <text:list-item>
          <text:p text:style-name="P1">Añberto</text:p>
        </text:list-item>
        <text:list-item>
          <text:p text:style-name="P1">Pagina 35 del libro de texto</text:p>
          <text:list>
            <text:list-item>
              <text:p text:style-name="P1">asda</text:p>
            </text:list-item>
            <text:list-item>
              <text:p text:style-name="P1">asda</text:p>
            </text:list-item>
            <text:list-item>
              <text:p text:style-name="P1">asda</text:p>
            </text:list-item>
            <text:list-item>
              <text:p text:style-name="P1">asda</text:p>
            </text:list-item>
            <text:list-item>
              <text:p text:style-name="P1">NO</text:p>
            </text:list-item>
            <text:list-item>
              <text:p text:style-name="P1">ada</text:p>
            </text:list-item>
          </text:list>
        </text:list-item>
        <text:list-item>
          <text:p text:style-name="P1">Pagina 36 del libro de texto</text:p>
          <text:list>
            <text:list-item>
              <text:p text:style-name="P1">asda</text:p>
            </text:list-item>
            <text:list-item>
              <text:p text:style-name="P1">asda</text:p>
            </text:list-item>
            <text:list-item>
              <text:p text:style-name="P1">asda</text:p>
            </text:list-item>
            <text:list-item>
              <text:p text:style-name="P1"/>
            </text:list-item>
          </text:list>
        </text:list-item>
        <text:list-item>
          <text:p text:style-name="P1">Pagina 39 del libro de texto</text:p>
          <text:list>
            <text:list-item>
              <text:p text:style-name="P1">sdfs</text:p>
            </text:list-item>
            <text:list-item>
              <text:p text:style-name="P1">sdf</text:p>
            </text:list-item>
            <text:list-item>
              <text:p text:style-name="P1">sfsd</text:p>
            </text:list-item>
            <text:list-item>
              <text:p text:style-name="P1">sfd</text:p>
            </text:list-item>
            <text:list-item>
              <text:p text:style-name="P1">sf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Unifont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Unifon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8T15:23:57.179197347</meta:creation-date>
    <dc:date>2019-10-18T16:09:57.429384073</dc:date>
    <meta:editing-duration>PT14M47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1" meta:paragraph-count="36" meta:word-count="345" meta:character-count="1826" meta:non-whitespace-character-count="1540"/>
  </office:meta>
</office:document-meta>
</file>